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UTISSIMA</text:p>
      <text:p text:style-name="Standard">intégration plugin jquery tooltip</text:p>
      <text:p text:style-name="Standard">intégration plugin tinymce (add block may also like)</text:p>
      <text:p text:style-name="Standard">Gestion des tickets</text:p>
      <text:p text:style-name="Standard"/>
      <text:p text:style-name="Standard">LES TRIBUS DE PARIS</text:p>
      <text:p text:style-name="Standard">Développement de la partie « Mon espace »</text:p>
      <text:p text:style-name="Standard"/>
      <text:p text:style-name="Standard"/>
      <text:p text:style-name="Standard">XBOXMAG</text:p>
      <text:p text:style-name="Standard"/>
      <text:p text:style-name="Standard">scrap achievement</text:p>
      <text:p text:style-name="Standard"/>
      <text:p text:style-name="Standard">algo rank game</text:p>
      <text:p text:style-name="Standard">sync phpbb wordpres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15T23:06:58.260290887</meta:creation-date>
    <dc:date>2014-05-23T22:32:35.90</dc:date>
    <meta:editing-duration>P1DT21H29M23S</meta:editing-duration>
    <meta:editing-cycles>8</meta:editing-cycles>
    <meta:generator>OpenOffice/4.1.0$Win32 OpenOffice.org_project/410m18$Build-9764</meta:generator>
    <meta:document-statistic meta:table-count="0" meta:image-count="0" meta:object-count="0" meta:page-count="1" meta:paragraph-count="10" meta:word-count="37" meta:character-count="232"/>
    <dc:creator>quentin geff</dc:creator>
  </office:meta>
</office:document-meta>
</file>